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942cm"/>
    </style:style>
    <style:style style:name="co2" style:family="table-column">
      <style:table-column-properties fo:break-before="auto" style:column-width="11.317cm"/>
    </style:style>
    <style:style style:name="co3" style:family="table-column">
      <style:table-column-properties fo:break-before="auto" style:column-width="3.681cm"/>
    </style:style>
    <style:style style:name="co4" style:family="table-column">
      <style:table-column-properties fo:break-before="auto" style:column-width="4.29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037cm" fo:break-before="auto" style:use-optimal-row-height="false"/>
    </style:style>
    <style:style style:name="ro2" style:family="table-row">
      <style:table-row-properties style:row-height="0.587cm" fo:break-before="auto" style:use-optimal-row-height="false"/>
    </style:style>
    <style:style style:name="ro3" style:family="table-row">
      <style:table-row-properties style:row-height="5.084cm" fo:break-before="auto" style:use-optimal-row-height="false"/>
    </style:style>
    <style:style style:name="ro4" style:family="table-row">
      <style:table-row-properties style:row-height="1.937cm" fo:break-before="auto" style:use-optimal-row-height="false"/>
    </style:style>
    <style:style style:name="ro5" style:family="table-row">
      <style:table-row-properties style:row-height="13.626cm" fo:break-before="auto" style:use-optimal-row-height="false"/>
    </style:style>
    <style:style style:name="ro6" style:family="table-row">
      <style:table-row-properties style:row-height="11.827cm" fo:break-before="auto" style:use-optimal-row-height="false"/>
    </style:style>
    <style:style style:name="ro7" style:family="table-row">
      <style:table-row-properties style:row-height="0.517cm" fo:break-before="auto" style:use-optimal-row-height="false"/>
    </style:style>
    <style:style style:name="ta1" style:family="table" style:master-page-name="PageStyle_5f_Sheet_5f_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use-regular-expressions="false"/>
      <table:table table:name="Sheet_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Project Url</text:p>
          </table:table-cell>
          <table:table-cell table:style-name="ce1" office:value-type="string" calcext:value-type="string">
            <text:p>https://www.proptiger.com/noida/pi/amrapali-hemisphere-apartment-66970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mrapali Hemisphere Apartment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PI, 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<text:s/>Launching Soon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Email</text:p>
          </table:table-cell>
          <table:table-cell table:style-name="ce1"/>
          <table:table-cell table:number-columns-repeated="1022"/>
        </table:table-row>
        <table:table-row table:style-name="ro2">
          <table:table-cell table:style-name="ce1" office:value-type="string" calcext:value-type="string">
            <text:p>Phone</text:p>
          </table:table-cell>
          <table:table-cell table:style-name="ce1"/>
          <table:table-cell table:number-columns-repeated="1022"/>
        </table:table-row>
        <table:table-row table:style-name="ro2">
          <table:table-cell table:style-name="ce1" office:value-type="string" calcext:value-type="string">
            <text:p>Area-range</text:p>
          </table:table-cell>
          <table:table-cell table:style-name="ce1" office:value-type="string" calcext:value-type="string">
            <text:p><text:s/>1,157 sq ft - 2,018 sq ft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price_per_sqft</text:p>
          </table:table-cell>
          <table:table-cell table:style-name="ce1" office:value-type="string" calcext:value-type="string">
            <text:p>4,250 / sq ft 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otal Project Area</text:p>
          </table:table-cell>
          <table:table-cell table:style-name="ce1"/>
          <table:table-cell table:number-columns-repeated="1022"/>
        </table:table-row>
        <table:table-row table:style-name="ro2">
          <table:table-cell table:style-name="ce1" office:value-type="string" calcext:value-type="string">
            <text:p>Launch Date</text:p>
          </table:table-cell>
          <table:table-cell table:style-name="ce1"/>
          <table:table-cell table:number-columns-repeated="1022"/>
        </table:table-row>
        <table:table-row table:style-name="ro2">
          <table:table-cell table:style-name="ce1" office:value-type="string" calcext:value-type="string">
            <text:p>Possession Date</text:p>
          </table:table-cell>
          <table:table-cell table:style-name="ce1" office:value-type="string" calcext:value-type="string">
            <text:p><text:s/>Jul `1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2BHK+2T </text:p>
          </table:table-cell>
          <table:table-cell table:style-name="ce1" office:value-type="string" calcext:value-type="string">
            <text:p>3BHK+4T 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Bedrooms</text:p>
          </table:table-cell>
          <table:table-cell table:style-name="ce1" office:value-type="string" calcext:value-type="string">
            <text:p>2 Bedroom(s)</text:p>
          </table:table-cell>
          <table:table-cell table:style-name="ce1" office:value-type="string" calcext:value-type="string">
            <text:p>3 Bedroom(s)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Bathrooms</text:p>
          </table:table-cell>
          <table:table-cell table:style-name="ce1" office:value-type="string" calcext:value-type="string">
            <text:p>2 Bath(s)</text:p>
          </table:table-cell>
          <table:table-cell table:style-name="ce1" office:value-type="string" calcext:value-type="string">
            <text:p>4 Bath(s)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rea Sq. Ft.</text:p>
          </table:table-cell>
          <table:table-cell table:style-name="ce1" office:value-type="string" calcext:value-type="string">
            <text:p>1,157 sq ft</text:p>
          </table:table-cell>
          <table:table-cell table:style-name="ce1" office:value-type="string" calcext:value-type="string">
            <text:p>2,018 sq f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<text:s/>49.2 Lacs*, (4,250 / sq ft )</text:p>
          </table:table-cell>
          <table:table-cell table:style-name="ce1" office:value-type="string" calcext:value-type="string">
            <text:p><text:s/>85.8 Lacs*, (4,250 / sq ft )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arpet Area</text:p>
          </table:table-cell>
          <table:table-cell table:style-name="ce1"/>
          <table:table-cell table:number-columns-repeated="1022"/>
        </table:table-row>
        <table:table-row table:style-name="ro2">
          <table:table-cell table:style-name="ce1" office:value-type="string" calcext:value-type="string">
            <text:p>Facing</text:p>
          </table:table-cell>
          <table:table-cell table:style-name="ce1"/>
          <table:table-cell table:number-columns-repeated="1022"/>
        </table:table-row>
        <table:table-row table:style-name="ro2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escription of Project</text:p>
          </table:table-cell>
          <table:table-cell table:number-columns-repeated="1022"/>
        </table:table-row>
        <table:table-row table:style-name="ro3">
          <table:table-cell/>
          <table:table-cell table:style-name="ce1" office:value-type="string" calcext:value-type="string">
            <text:p>Amrapali Hemisphere Apartment, Noida, comes with 2 and 3 BHK apartments for buyers with average home sizes range between 1,157 and 2,018 sq.ft. at this project. The project consists of a total of 50 units and comes with several amenities for residents, including a playing zone for kids, car parking facilities, 24-hour security services, clubhouse, gymnasium, landscaped gardens, golf course, swimming pool, sports facilities, multipurpose room, indoor game facilities and jogging track. Added amenities include a lift, banquet hall, shopping complex, orchards, amphitheatre, private lawn and meditation hall. Located at PI, the project is well connected to several areas in Greater Noida, Delhi, Ghaziabad and Delhi.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Speciality</text:p>
          </table:table-cell>
          <table:table-cell table:style-name="ce1" office:value-type="string" calcext:value-type="string">
            <text:p>Fittings</text:p>
            <text:p>Kitchen : Modular Kitchen with Dishwasher</text:p>
            <text:p>Toilets : Provision for Geyser</text:p>
            <text:p/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About Builder</text:p>
          </table:table-cell>
          <table:table-cell table:style-name="ce1"/>
          <table:table-cell table:number-columns-repeated="1022"/>
        </table:table-row>
        <table:table-row table:style-name="ro2">
          <table:table-cell table:style-name="ce1" office:value-type="string" calcext:value-type="string">
            <text:p>Certifications</text:p>
          </table:table-cell>
          <table:table-cell table:style-name="ce1"/>
          <table:table-cell table:number-columns-repeated="1022"/>
        </table:table-row>
        <table:table-row table:style-name="ro2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<text:s/>5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Videos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Amenities</text:p>
          </table:table-cell>
          <table:table-cell table:style-name="ce1" office:value-type="string" calcext:value-type="string">
            <text:p>Childrens play area"</text:p>
            <text:p> Club House</text:p>
            <text:p> 24 X 7 Security</text:p>
            <text:p> Landscaped Gardens</text:p>
            <text:p> Car Parking</text:p>
            <text:p> Gymnasium</text:p>
            <text:p> Swimming Pool</text:p>
            <text:p> Golf Course</text:p>
            <text:p> Multipurpose Room</text:p>
            <text:p> Sports Facility</text:p>
            <text:p> Jogging Track</text:p>
            <text:p> Indoor Games</text:p>
            <text:p> Power Backup</text:p>
            <text:p> Cafeteria</text:p>
            <text:p> Rain Water Harvesting</text:p>
            <text:p> Intercom Facility</text:p>
            <text:p> Maintenance StaffLift</text:p>
            <text:p> Private Lawn</text:p>
            <text:p> Shopping Complex</text:p>
            <text:p> Banquet Hall</text:p>
            <text:p> Amphitheater</text:p>
            <text:p> Meditation Hall</text:p>
            <text:p> Rock Climbing &amp; Commando Training</text:p>
            <text:p> Pedestrian Pathways Along Flower Beds</text:p>
            <text:p> Water Fountain For Kids</text:p>
            <text:p> Orchards</text:p>
            <text:p> Recreation Facilities</text:p>
            <text:p> Community Hall</text:p>
            <text:p> Tennis Court</text:p>
            <text:p> Internal Wide Roa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in Image</text:p>
          </table:table-cell>
          <table:table-cell table:style-name="ce1" office:value-type="string" calcext:value-type="string">
            <text:p>https://im.proptiger.com/1/669703/6/amrapali-hemisphere-apartment-elevation-685177.jpeg?width=130&amp;height=100</text:p>
          </table:table-cell>
          <table:table-cell table:number-columns-repeated="1022"/>
        </table:table-row>
        <table:table-row table:style-name="ro6">
          <table:table-cell table:style-name="ce1" office:value-type="string" calcext:value-type="string">
            <text:p>galary Image</text:p>
          </table:table-cell>
          <table:table-cell table:style-name="ce1" office:value-type="string" calcext:value-type="string">
            <text:p>https://im.proptiger.com/1/669703/6/amrapali-hemisphere-apartment-elevation-685177.jpeg?width=130&amp;height=100</text:p>
          </table:table-cell>
          <table:table-cell table:style-name="ce1" office:value-type="string" calcext:value-type="string">
            <text:p>https://im.proptiger.com/2/5283052/12/amrapali-hemisphere-apartment-floor-plan-floor-plan-685133.jpeg?width=130&amp;height=100', u'https://im.proptiger.com/2/5283052/12/amrapali-hemisphere-apartment-floor-plan-floor-plan-685133.jpeg?width=130&amp;height=100</text:p>
          </table:table-cell>
          <table:table-cell table:style-name="ce1" office:value-type="string" calcext:value-type="string">
            <text:p>https://im.proptiger.com/2/5283051/12/amrapali-hemisphere-apartment-floor-plan-upper-level-duplex-plan-685135.jpeg?width=130&amp;height=100</text:p>
          </table:table-cell>
          <table:table-cell table:style-name="ce1" office:value-type="string" calcext:value-type="string">
            <text:p>https://im.proptiger.com/2/5283051/12/amrapali-hemisphere-apartment-floor-plan-lower-level-duplex-plan-685132.jpeg?width=130&amp;height=100', u'https://im.proptiger.com/2/5283051/12/amrapali-hemisphere-apartment-floor-plan-lower-level-duplex-plan-685132.jpeg?width=130&amp;height=100</text:p>
          </table:table-cell>
          <table:table-cell table:style-name="ce1" office:value-type="string" calcext:value-type="string">
            <text:p>https://im.proptiger.com/1/669703/7/amrapali-hemisphere-apartment-master-plan-685176.jpeg?width=130&amp;height=100</text:p>
          </table:table-cell>
          <table:table-cell table:style-name="ce1" office:value-type="string" calcext:value-type="string">
            <text:p>https://im.proptiger.com/1/669703/7/amrapali-hemisphere-apartment-master-plan-685162.jpeg?width=130&amp;height=100</text:p>
          </table:table-cell>
          <table:table-cell table:style-name="ce1" office:value-type="string" calcext:value-type="string">
            <text:p>https://im.proptiger.com/1/669703/5/amrapali-hemisphere-apartment-location-plan-685264.jpeg?width=130&amp;height=100</text:p>
          </table:table-cell>
          <table:table-cell table:style-name="ce1" office:value-type="string" calcext:value-type="string">
            <text:p>https://im.proptiger.com/1/669703/2/amrapali-hemisphere-apartment-tower-1-to-29-cluster-plan-for-typical-floor-709899.jpeg?width=130&amp;height=100</text:p>
          </table:table-cell>
          <table:table-cell table:style-name="ce1" office:value-type="string" calcext:value-type="string">
            <text:p>https://im.proptiger.com/1/669703/80/amrapali-hemisphere-apartment-landscaped-gardens-685263.jpeg?width=130&amp;height=100</text:p>
          </table:table-cell>
          <table:table-cell table:style-name="ce1" office:value-type="string" calcext:value-type="string">
            <text:p>https://im.proptiger.com/1/669703/80/amrapali-hemisphere-apartment-club-house-685262.jpeg?width=130&amp;height=100</text:p>
          </table:table-cell>
          <table:table-cell table:style-name="ce1" office:value-type="string" calcext:value-type="string">
            <text:p>https://im.proptiger.com/10/90148/65/school-pragyan-school-489517.jpeg?width=130&amp;height=100</text:p>
          </table:table-cell>
          <table:table-cell table:style-name="ce1" office:value-type="string" calcext:value-type="string">
            <text:p>https://im.proptiger.com/10/90145/65/school-cambridge-school-489489.jpeg?width=130&amp;height=100</text:p>
          </table:table-cell>
          <table:table-cell table:style-name="ce1" office:value-type="string" calcext:value-type="string">
            <text:p>https://im.proptiger.com/10/65660/65/school-delhi-public-school-489514.jpeg?width=130&amp;height=100</text:p>
          </table:table-cell>
          <table:table-cell table:style-name="ce1" office:value-type="string" calcext:value-type="string">
            <text:p>https://im.proptiger.com/10/90149/65/school-ramagya-world-school-489526.jpeg?width=130&amp;height=100</text:p>
          </table:table-cell>
          <table:table-cell table:style-name="ce1" office:value-type="string" calcext:value-type="string">
            <text:p>https://im.proptiger.com/10/90144/65/school-ascent-international-school-489476.jpeg?width=130&amp;height=100</text:p>
          </table:table-cell>
          <table:table-cell table:style-name="ce1" office:value-type="string" calcext:value-type="string">
            <text:p>https://im.proptiger.com/10/90150/65/school-somerville-school-489531.jpeg?width=130&amp;height=100</text:p>
          </table:table-cell>
          <table:table-cell table:style-name="ce1" office:value-type="string" calcext:value-type="string">
            <text:p>https://im.proptiger.com/10/90147/65/school-gd-goenka-public-school-489516.jpeg?width=130&amp;height=100</text:p>
          </table:table-cell>
          <table:table-cell table:style-name="ce1" office:value-type="string" calcext:value-type="string">
            <text:p>https://im.proptiger.com/10/5769/65/school-vishwa-bharati-public-school-463888.jpeg?width=130&amp;height=100</text:p>
          </table:table-cell>
          <table:table-cell table:style-name="ce1" office:value-type="string" calcext:value-type="string">
            <text:p>https://im.proptiger.com/10/90151/66/hospital-astha-hospital-489553.jpeg?width=130&amp;height=100</text:p>
          </table:table-cell>
          <table:table-cell table:style-name="ce1" office:value-type="string" calcext:value-type="string">
            <text:p>https://im.proptiger.com/10/26961/66/hospital-kailash-hospitals-pvt-ltd-463727.jpeg?width=130&amp;height=100</text:p>
          </table:table-cell>
          <table:table-cell table:style-name="ce1" office:value-type="string" calcext:value-type="string">
            <text:p>https://im.proptiger.com/10/16985/66/hospital-kailash-hospital-greater-noida-572053.jpeg?width=130&amp;height=100</text:p>
          </table:table-cell>
          <table:table-cell table:style-name="ce1" office:value-type="string" calcext:value-type="string">
            <text:p>https://im.proptiger.com/10/90113/69/park-jaypee-greens-golf-course-471529.jpeg?width=130&amp;height=100</text:p>
          </table:table-cell>
          <table:table-cell table:style-name="ce1" office:value-type="string" calcext:value-type="string">
            <text:p>https://im.proptiger.com/10/90152/77/shopping-mall-inox-msx-mall-489556.jpeg?width=130&amp;height=100</text:p>
          </table:table-cell>
          <table:table-cell table:style-name="ce1" office:value-type="string" calcext:value-type="string">
            <text:p>https://im.proptiger.com/10/90106/77/shopping-mall-ansal-plaza-471452.jpeg?width=130&amp;height=100</text:p>
          </table:table-cell>
          <table:table-cell table:style-name="ce1" office:value-type="string" calcext:value-type="string">
            <text:p>https://im.proptiger.com/10/90156/84/road-star-court-tower-9-489698.jpeg?width=130&amp;height=100</text:p>
          </table:table-cell>
          <table:table-cell table:style-name="ce1" office:value-type="string" calcext:value-type="string">
            <text:p>https://im.proptiger.com/10/90108/84/road-pari-chowk-471458.jpeg?width=130&amp;height=100</text:p>
          </table:table-cell>
          <table:table-cell table:style-name="ce1" office:value-type="string" calcext:value-type="string">
            <text:p>https://im.proptiger.com/10/90108/84/road-pari-chowk-471466.jpeg?width=130&amp;height=100</text:p>
          </table:table-cell>
          <table:table-cell table:style-name="ce1" office:value-type="string" calcext:value-type="string">
            <text:p>https://im.proptiger.com/10/90107/84/road-greater-noida-471454.jpeg?width=130&amp;height=100</text:p>
          </table:table-cell>
          <table:table-cell table:style-name="ce1" office:value-type="string" calcext:value-type="string">
            <text:p>https://im.proptiger.com/10/90153/85/hotel-radisson-blu-489565.jpeg?width=130&amp;height=100</text:p>
          </table:table-cell>
          <table:table-cell table:style-name="ce1" office:value-type="string" calcext:value-type="string">
            <text:p>https://im.proptiger.com/10/90154/86/commercialcomplex-msx-tower-ii-489668.jpeg?width=130&amp;height=100</text:p>
          </table:table-cell>
          <table:table-cell table:number-columns-repeated="993"/>
        </table:table-row>
        <table:table-row table:style-name="ro7" table:number-rows-repeated="104854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4cm" fo:margin-bottom="0.254cm" fo:margin-left="0.762cm" fo:margin-right="0.762cm" style:print-page-order="ltr" style:scale-to="100%" style:table-centering="horizontal" style:writing-mode="lr-tb"/>
      <style:header-style>
        <style:header-footer-properties fo:min-height="0.75cm" fo:margin-left="1.138cm" fo:margin-right="1.138cm" fo:margin-bottom="0.942cm"/>
      </style:header-style>
      <style:footer-style>
        <style:header-footer-properties fo:min-height="0.75cm" fo:margin-left="1.138cm" fo:margin-right="1.138cm" fo:margin-top="0.333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5f_1" style:display-name="PageStyle_Sheet_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12:51:15.208233269</meta:creation-date>
    <dc:date>2016-01-10T12:55:05.749625485</dc:date>
    <meta:editing-duration>P0D</meta:editing-duration>
    <meta:editing-cycles>1</meta:editing-cycles>
    <meta:document-statistic meta:table-count="1" meta:cell-count="80" meta:object-count="0"/>
    <meta:generator>LibreOffice/4.2.8.2$Linux_X86_64 LibreOffice_project/420m0$Build-2</meta:generator>
  </office:meta>
</office:document-meta>
</file>